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102.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94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94.39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82.06pt"/>
    </style:style>
    <style:style style:name="co24" style:family="table-column">
      <style:table-column-properties fo:break-before="auto" style:column-width="82.86pt"/>
    </style:style>
    <style:style style:name="co25" style:family="table-column">
      <style:table-column-properties fo:break-before="auto" style:column-width="125.29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61.99pt"/>
    </style:style>
    <style:style style:name="co28" style:family="table-column">
      <style:table-column-properties fo:break-before="auto" style:column-width="117.3pt"/>
    </style:style>
    <style:style style:name="co29" style:family="table-column">
      <style:table-column-properties fo:break-before="auto" style:column-width="37.3pt"/>
    </style:style>
    <style:style style:name="co30" style:family="table-column">
      <style:table-column-properties fo:break-before="auto" style:column-width="102.64pt"/>
    </style:style>
    <style:style style:name="co31" style:family="table-column">
      <style:table-column-properties fo:break-before="auto" style:column-width="108.79pt"/>
    </style:style>
    <style:style style:name="co3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 style:data-style-name="N1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Default" style:data-style-name="N1"/>
    <style:style style:name="ce21" style:family="table-cell" style:parent-style-name="Default" style:data-style-name="N121"/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0" style:family="table-cell" style:parent-style-name="Pivot_20_Table_20_Value" style:data-style-name="N1"/>
    <style:style style:name="ce31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1">
      <style:table-cell-properties fo:border-bottom="2.01pt solid #000000" fo:border-left="none" fo:border-right="none" fo:border-top="0.99pt solid #000000"/>
    </style:style>
    <style:style style:name="ce28" style:family="table-cell" style:parent-style-name="Default" style:data-style-name="N2"/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neural network type</text:p>
          </table:table-cell>
          <table:table-cell office:value-type="string" calcext:value-type="string">
            <text:p>random seed for environment</text:p>
          </table:table-cell>
          <table:table-cell office:value-type="string" calcext:value-type="string">
            <text:p>population size</text:p>
          </table:table-cell>
          <table:table-cell office:value-type="string" calcext:value-type="string">
            <text:p>number generations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number fitness runs</text:p>
          </table:table-cell>
          <table:table-cell office:value-type="string" calcext:value-type="string">
            <text:p>number neurons</text:p>
          </table:table-cell>
          <table:table-cell office:value-type="string" calcext:value-type="string">
            <text:p>delta t</text:p>
          </table:table-cell>
          <table:table-cell table:style-name="Default" office:value-type="string" calcext:value-type="string">
            <text:p>optimize state boundaries</text:p>
          </table:table-cell>
          <table:table-cell table:style-name="Default" office:value-type="string" calcext:value-type="string">
            <text:p>optimize y0</text:p>
          </table:table-cell>
          <table:table-cell table:style-name="Default" office:value-type="string" calcext:value-type="string">
            <text:p>set principle diagonal elements of W negative</text:p>
          </table:table-cell>
          <table:table-cell office:value-type="string" calcext:value-type="string">
            <text:p>clipping range</text:p>
          </table:table-cell>
          <table:table-cell office:value-type="string" calcext:value-type="string">
            <text:p>use biases</text:p>
          </table:table-cell>
          <table:table-cell office:value-type="string" calcext:value-type="string">
            <text:p>number neurons layer1</text:p>
          </table:table-cell>
          <table:table-cell office:value-type="string" calcext:value-type="string">
            <text:p>number neurons layer2</text:p>
          </table:table-cell>
          <table:table-cell office:value-type="string" calcext:value-type="string">
            <text:p>maximum averag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50.112510902096" calcext:value-type="float">
            <text:p>850.112510902096</text:p>
          </table:table-cell>
          <table:table-cell office:value-type="float" office:value="1064.63628503247" calcext:value-type="float">
            <text:p>1064.63628503247</text:p>
          </table:table-cell>
          <table:table-cell office:value-type="string" calcext:value-type="string">
            <text:p>2020-05-09_12-31-05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3864.00836975137" calcext:value-type="float">
            <text:p>3864.00836975137</text:p>
          </table:table-cell>
          <table:table-cell office:value-type="float" office:value="4053.29335745253" calcext:value-type="float">
            <text:p>4053.29335745253</text:p>
          </table:table-cell>
          <table:table-cell office:value-type="string" calcext:value-type="string">
            <text:p>2020-05-08_16-17-24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70.12481166872" calcext:value-type="float">
            <text:p>770.12481166872</text:p>
          </table:table-cell>
          <table:table-cell office:value-type="float" office:value="950.949337862734" calcext:value-type="float">
            <text:p>950.949337862734</text:p>
          </table:table-cell>
          <table:table-cell office:value-type="string" calcext:value-type="string">
            <text:p>2020-05-12_10-26-3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16.707042591006" calcext:value-type="float">
            <text:p>716.707042591006</text:p>
          </table:table-cell>
          <table:table-cell office:value-type="float" office:value="933.483992798746" calcext:value-type="float">
            <text:p>933.483992798746</text:p>
          </table:table-cell>
          <table:table-cell office:value-type="string" calcext:value-type="string">
            <text:p>2020-05-12_00-33-29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16.99077637701" calcext:value-type="float">
            <text:p>1116.99077637701</text:p>
          </table:table-cell>
          <table:table-cell office:value-type="float" office:value="1258.66494263433" calcext:value-type="float">
            <text:p>1258.66494263433</text:p>
          </table:table-cell>
          <table:table-cell office:value-type="string" calcext:value-type="string">
            <text:p>2020-05-09_20-08-51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73.83250053813" calcext:value-type="float">
            <text:p>2373.83250053813</text:p>
          </table:table-cell>
          <table:table-cell office:value-type="float" office:value="3003.95154057222" calcext:value-type="float">
            <text:p>3003.95154057222</text:p>
          </table:table-cell>
          <table:table-cell office:value-type="string" calcext:value-type="string">
            <text:p>2020-05-12_03-26-56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371.47706352447" calcext:value-type="float">
            <text:p>2371.47706352447</text:p>
          </table:table-cell>
          <table:table-cell office:value-type="float" office:value="2494.1730127832" calcext:value-type="float">
            <text:p>2494.1730127832</text:p>
          </table:table-cell>
          <table:table-cell office:value-type="string" calcext:value-type="string">
            <text:p>2020-05-12_02-27-15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19.25938671347" calcext:value-type="float">
            <text:p>4019.25938671347</text:p>
          </table:table-cell>
          <table:table-cell office:value-type="float" office:value="4288.01685530899" calcext:value-type="float">
            <text:p>4288.01685530899</text:p>
          </table:table-cell>
          <table:table-cell office:value-type="string" calcext:value-type="string">
            <text:p>2020-05-12_14-42-5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61.27669758474" calcext:value-type="float">
            <text:p>1561.27669758474</text:p>
          </table:table-cell>
          <table:table-cell office:value-type="float" office:value="1599.11697488614" calcext:value-type="float">
            <text:p>1599.11697488614</text:p>
          </table:table-cell>
          <table:table-cell office:value-type="string" calcext:value-type="string">
            <text:p>2020-05-11_15-56-24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85.26433773091" calcext:value-type="float">
            <text:p>1385.26433773091</text:p>
          </table:table-cell>
          <table:table-cell office:value-type="float" office:value="2602.96541029281" calcext:value-type="float">
            <text:p>2602.96541029281</text:p>
          </table:table-cell>
          <table:table-cell office:value-type="string" calcext:value-type="string">
            <text:p>2020-05-14_11-25-34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353.66382838646" calcext:value-type="float">
            <text:p>2353.66382838646</text:p>
          </table:table-cell>
          <table:table-cell office:value-type="float" office:value="2705.82645033295" calcext:value-type="float">
            <text:p>2705.82645033295</text:p>
          </table:table-cell>
          <table:table-cell office:value-type="string" calcext:value-type="string">
            <text:p>2020-05-12_01-29-16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17.83347760439" calcext:value-type="float">
            <text:p>4417.83347760439</text:p>
          </table:table-cell>
          <table:table-cell office:value-type="float" office:value="5263.09620206786" calcext:value-type="float">
            <text:p>5263.09620206786</text:p>
          </table:table-cell>
          <table:table-cell office:value-type="string" calcext:value-type="string">
            <text:p>2020-05-13_15-12-46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292.08279323606" calcext:value-type="float">
            <text:p>2292.08279323606</text:p>
          </table:table-cell>
          <table:table-cell office:value-type="float" office:value="3076.12183178599" calcext:value-type="float">
            <text:p>3076.12183178599</text:p>
          </table:table-cell>
          <table:table-cell office:value-type="string" calcext:value-type="string">
            <text:p>2020-05-11_23-36-0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460.3713817815" calcext:value-type="float">
            <text:p>4460.3713817815</text:p>
          </table:table-cell>
          <table:table-cell office:value-type="float" office:value="5208.69563549002" calcext:value-type="float">
            <text:p>5208.69563549002</text:p>
          </table:table-cell>
          <table:table-cell office:value-type="string" calcext:value-type="string">
            <text:p>2020-05-10_19-18-0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3841.37169464686" calcext:value-type="float">
            <text:p>3841.37169464686</text:p>
          </table:table-cell>
          <table:table-cell office:value-type="float" office:value="4056.51297016463" calcext:value-type="float">
            <text:p>4056.51297016463</text:p>
          </table:table-cell>
          <table:table-cell office:value-type="string" calcext:value-type="string">
            <text:p>2020-05-10_16-14-23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77.28660259151" calcext:value-type="float">
            <text:p>1577.28660259151</text:p>
          </table:table-cell>
          <table:table-cell office:value-type="float" office:value="1812.77696404299" calcext:value-type="float">
            <text:p>1812.77696404299</text:p>
          </table:table-cell>
          <table:table-cell office:value-type="string" calcext:value-type="string">
            <text:p>2020-05-13_13-04-05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1556.24313787679" calcext:value-type="float">
            <text:p>1556.24313787679</text:p>
          </table:table-cell>
          <table:table-cell office:value-type="float" office:value="1695.78158150712" calcext:value-type="float">
            <text:p>1695.78158150712</text:p>
          </table:table-cell>
          <table:table-cell office:value-type="string" calcext:value-type="string">
            <text:p>2020-05-08_23-54-57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97.4598578636" calcext:value-type="float">
            <text:p>1597.4598578636</text:p>
          </table:table-cell>
          <table:table-cell office:value-type="float" office:value="1694.20679160574" calcext:value-type="float">
            <text:p>1694.20679160574</text:p>
          </table:table-cell>
          <table:table-cell office:value-type="string" calcext:value-type="string">
            <text:p>2020-05-11_06-31-10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1533.90045570198" calcext:value-type="float">
            <text:p>1533.90045570198</text:p>
          </table:table-cell>
          <table:table-cell office:value-type="float" office:value="1677.52940852342" calcext:value-type="float">
            <text:p>1677.52940852342</text:p>
          </table:table-cell>
          <table:table-cell office:value-type="string" calcext:value-type="string">
            <text:p>2020-05-10_11-11-08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76.75674350565" calcext:value-type="float">
            <text:p>4376.75674350565</text:p>
          </table:table-cell>
          <table:table-cell office:value-type="float" office:value="5099.53969472061" calcext:value-type="float">
            <text:p>5099.53969472061</text:p>
          </table:table-cell>
          <table:table-cell office:value-type="string" calcext:value-type="string">
            <text:p>2020-05-12_03-42-02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97.236217909626" calcext:value-type="float">
            <text:p>797.236217909626</text:p>
          </table:table-cell>
          <table:table-cell office:value-type="float" office:value="947.829656929442" calcext:value-type="float">
            <text:p>947.829656929442</text:p>
          </table:table-cell>
          <table:table-cell office:value-type="string" calcext:value-type="string">
            <text:p>2020-05-10_21-04-45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42.962479664863" calcext:value-type="float">
            <text:p>942.962479664863</text:p>
          </table:table-cell>
          <table:table-cell office:value-type="float" office:value="1223.76198680794" calcext:value-type="float">
            <text:p>1223.76198680794</text:p>
          </table:table-cell>
          <table:table-cell office:value-type="string" calcext:value-type="string">
            <text:p>2020-05-08_09-58-09</text:p>
          </table:table-cell>
        </table:table-row>
        <table:table-row table:style-name="ro1"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90.25113755472" calcext:value-type="float">
            <text:p>2790.25113755472</text:p>
          </table:table-cell>
          <table:table-cell office:value-type="float" office:value="3642.46075052363" calcext:value-type="float">
            <text:p>3642.46075052363</text:p>
          </table:table-cell>
          <table:table-cell office:value-type="string" calcext:value-type="string">
            <text:p>2020-05-12_04-07-49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1465.70318125024" calcext:value-type="float">
            <text:p>1465.70318125024</text:p>
          </table:table-cell>
          <table:table-cell office:value-type="float" office:value="2780.22023526611" calcext:value-type="float">
            <text:p>2780.22023526611</text:p>
          </table:table-cell>
          <table:table-cell office:value-type="string" calcext:value-type="string">
            <text:p>2020-05-15_07-09-38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1782.52359439802" calcext:value-type="float">
            <text:p>1782.52359439802</text:p>
          </table:table-cell>
          <table:table-cell office:value-type="float" office:value="1797.067639658" calcext:value-type="float">
            <text:p>1797.067639658</text:p>
          </table:table-cell>
          <table:table-cell office:value-type="string" calcext:value-type="string">
            <text:p>2020-05-15_03-00-5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92.51496552691" calcext:value-type="float">
            <text:p>3092.51496552691</text:p>
          </table:table-cell>
          <table:table-cell office:value-type="float" office:value="3615.67837867373" calcext:value-type="float">
            <text:p>3615.67837867373</text:p>
          </table:table-cell>
          <table:table-cell office:value-type="string" calcext:value-type="string">
            <text:p>2020-05-14_22-44-52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92.07415821941" calcext:value-type="float">
            <text:p>2792.07415821941</text:p>
          </table:table-cell>
          <table:table-cell office:value-type="float" office:value="2818.7598648739" calcext:value-type="float">
            <text:p>2818.7598648739</text:p>
          </table:table-cell>
          <table:table-cell office:value-type="string" calcext:value-type="string">
            <text:p>2020-05-14_23-26-09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682.44191070719" calcext:value-type="float">
            <text:p>2682.44191070719</text:p>
          </table:table-cell>
          <table:table-cell office:value-type="float" office:value="3428.51300935694" calcext:value-type="float">
            <text:p>3428.51300935694</text:p>
          </table:table-cell>
          <table:table-cell office:value-type="string" calcext:value-type="string">
            <text:p>2020-05-15_06-31-3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2643.76615954998" calcext:value-type="float">
            <text:p>2643.76615954998</text:p>
          </table:table-cell>
          <table:table-cell office:value-type="float" office:value="3403.67652929755" calcext:value-type="float">
            <text:p>3403.67652929755</text:p>
          </table:table-cell>
          <table:table-cell office:value-type="string" calcext:value-type="string">
            <text:p>2020-05-15_04-28-44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835.11992244877" calcext:value-type="float">
            <text:p>1835.11992244877</text:p>
          </table:table-cell>
          <table:table-cell office:value-type="float" office:value="1847.57609052619" calcext:value-type="float">
            <text:p>1847.57609052619</text:p>
          </table:table-cell>
          <table:table-cell office:value-type="string" calcext:value-type="string">
            <text:p>2020-05-14_21-15-25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70.50737639029" calcext:value-type="float">
            <text:p>3070.50737639029</text:p>
          </table:table-cell>
          <table:table-cell office:value-type="float" office:value="3720.35527647619" calcext:value-type="float">
            <text:p>3720.35527647619</text:p>
          </table:table-cell>
          <table:table-cell office:value-type="string" calcext:value-type="string">
            <text:p>2020-05-07_03-00-26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82.92068525854" calcext:value-type="float">
            <text:p>2682.92068525854</text:p>
          </table:table-cell>
          <table:table-cell office:value-type="float" office:value="3714.840204479" calcext:value-type="float">
            <text:p>3714.840204479</text:p>
          </table:table-cell>
          <table:table-cell office:value-type="string" calcext:value-type="string">
            <text:p>2020-05-07_18-35-15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19.71156601298" calcext:value-type="float">
            <text:p>1619.71156601298</text:p>
          </table:table-cell>
          <table:table-cell office:value-type="float" office:value="1650.26477571314" calcext:value-type="float">
            <text:p>1650.26477571314</text:p>
          </table:table-cell>
          <table:table-cell office:value-type="string" calcext:value-type="string">
            <text:p>2020-05-15_08-22-42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689.94068878454" calcext:value-type="float">
            <text:p>1689.94068878454</text:p>
          </table:table-cell>
          <table:table-cell office:value-type="float" office:value="1922.16262024588" calcext:value-type="float">
            <text:p>1922.16262024588</text:p>
          </table:table-cell>
          <table:table-cell office:value-type="string" calcext:value-type="string">
            <text:p>2020-05-15_07-40-48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2575.26901986315" calcext:value-type="float">
            <text:p>2575.26901986315</text:p>
          </table:table-cell>
          <table:table-cell office:value-type="float" office:value="3689.34043798893" calcext:value-type="float">
            <text:p>3689.34043798893</text:p>
          </table:table-cell>
          <table:table-cell office:value-type="string" calcext:value-type="string">
            <text:p>2020-05-06_20-26-45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58.35463529482" calcext:value-type="float">
            <text:p>3058.35463529482</text:p>
          </table:table-cell>
          <table:table-cell office:value-type="float" office:value="3687.62797458107" calcext:value-type="float">
            <text:p>3687.62797458107</text:p>
          </table:table-cell>
          <table:table-cell office:value-type="string" calcext:value-type="string">
            <text:p>2020-05-06_17-14-0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62.6610431272" calcext:value-type="float">
            <text:p>1062.6610431272</text:p>
          </table:table-cell>
          <table:table-cell office:value-type="float" office:value="1706.06846085257" calcext:value-type="float">
            <text:p>1706.06846085257</text:p>
          </table:table-cell>
          <table:table-cell office:value-type="string" calcext:value-type="string">
            <text:p>2020-05-06_23-35-10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1138.36518849588" calcext:value-type="float">
            <text:p>1138.36518849588</text:p>
          </table:table-cell>
          <table:table-cell office:value-type="float" office:value="1325.1949979782" calcext:value-type="float">
            <text:p>1325.1949979782</text:p>
          </table:table-cell>
          <table:table-cell office:value-type="string" calcext:value-type="string">
            <text:p>2020-05-15_09-45-58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66.87403796127" calcext:value-type="float">
            <text:p>3066.87403796127</text:p>
          </table:table-cell>
          <table:table-cell office:value-type="float" office:value="3715.88850832582" calcext:value-type="float">
            <text:p>3715.88850832582</text:p>
          </table:table-cell>
          <table:table-cell office:value-type="string" calcext:value-type="string">
            <text:p>2020-05-08_08-36-17</text:p>
          </table:table-cell>
        </table:table-row>
        <table:table-row table:style-name="ro1"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43.14164176582" calcext:value-type="float">
            <text:p>1743.14164176582</text:p>
          </table:table-cell>
          <table:table-cell office:value-type="float" office:value="1743.6617679844" calcext:value-type="float">
            <text:p>1743.6617679844</text:p>
          </table:table-cell>
          <table:table-cell office:value-type="string" calcext:value-type="string">
            <text:p>2020-05-15_05-42-05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3001.93772768457" calcext:value-type="float">
            <text:p>3001.93772768457</text:p>
          </table:table-cell>
          <table:table-cell office:value-type="float" office:value="3615.96022357863" calcext:value-type="float">
            <text:p>3615.96022357863</text:p>
          </table:table-cell>
          <table:table-cell office:value-type="string" calcext:value-type="string">
            <text:p>2020-05-10_22-51-41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1425.45303779973" calcext:value-type="float">
            <text:p>1425.45303779973</text:p>
          </table:table-cell>
          <table:table-cell office:value-type="float" office:value="1754.12321968854" calcext:value-type="float">
            <text:p>1754.12321968854</text:p>
          </table:table-cell>
          <table:table-cell office:value-type="string" calcext:value-type="string">
            <text:p>2020-05-11_07-40-54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18.05359645772" calcext:value-type="float">
            <text:p>1518.05359645772</text:p>
          </table:table-cell>
          <table:table-cell office:value-type="float" office:value="1630.80907260459" calcext:value-type="float">
            <text:p>1630.80907260459</text:p>
          </table:table-cell>
          <table:table-cell office:value-type="string" calcext:value-type="string">
            <text:p>2020-05-12_16-00-24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23.40216222218" calcext:value-type="float">
            <text:p>1323.40216222218</text:p>
          </table:table-cell>
          <table:table-cell office:value-type="float" office:value="1647.85649908396" calcext:value-type="float">
            <text:p>1647.85649908396</text:p>
          </table:table-cell>
          <table:table-cell office:value-type="string" calcext:value-type="string">
            <text:p>2020-05-11_00-52-46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1479.18906537266" calcext:value-type="float">
            <text:p>1479.18906537266</text:p>
          </table:table-cell>
          <table:table-cell office:value-type="float" office:value="1543.43328116682" calcext:value-type="float">
            <text:p>1543.43328116682</text:p>
          </table:table-cell>
          <table:table-cell office:value-type="string" calcext:value-type="string">
            <text:p>2020-05-13_04-06-29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2595.16478026894" calcext:value-type="float">
            <text:p>2595.16478026894</text:p>
          </table:table-cell>
          <table:table-cell office:value-type="float" office:value="3200.64801843841" calcext:value-type="float">
            <text:p>3200.64801843841</text:p>
          </table:table-cell>
          <table:table-cell office:value-type="string" calcext:value-type="string">
            <text:p>2020-05-12_23-22-29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3594.00662679911" calcext:value-type="float">
            <text:p>3594.00662679911</text:p>
          </table:table-cell>
          <table:table-cell office:value-type="float" office:value="4606.53046994091" calcext:value-type="float">
            <text:p>4606.53046994091</text:p>
          </table:table-cell>
          <table:table-cell office:value-type="string" calcext:value-type="string">
            <text:p>2020-05-10_17-24-51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2727.32674348656" calcext:value-type="float">
            <text:p>2727.32674348656</text:p>
          </table:table-cell>
          <table:table-cell office:value-type="float" office:value="4548.23835546019" calcext:value-type="float">
            <text:p>4548.23835546019</text:p>
          </table:table-cell>
          <table:table-cell office:value-type="string" calcext:value-type="string">
            <text:p>2020-05-10_09-24-0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2465.14016562296" calcext:value-type="float">
            <text:p>2465.14016562296</text:p>
          </table:table-cell>
          <table:table-cell office:value-type="float" office:value="3652.38413527124" calcext:value-type="float">
            <text:p>3652.38413527124</text:p>
          </table:table-cell>
          <table:table-cell office:value-type="string" calcext:value-type="string">
            <text:p>2020-05-14_06-49-56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2430.41862792543" calcext:value-type="float">
            <text:p>2430.41862792543</text:p>
          </table:table-cell>
          <table:table-cell office:value-type="float" office:value="2735.97894554013" calcext:value-type="float">
            <text:p>2735.97894554013</text:p>
          </table:table-cell>
          <table:table-cell office:value-type="string" calcext:value-type="string">
            <text:p>2020-05-13_08-52-1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642.46307303058" calcext:value-type="float">
            <text:p>2642.46307303058</text:p>
          </table:table-cell>
          <table:table-cell office:value-type="float" office:value="3468.78394921686" calcext:value-type="float">
            <text:p>3468.78394921686</text:p>
          </table:table-cell>
          <table:table-cell office:value-type="string" calcext:value-type="string">
            <text:p>2020-05-08_21-33-0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float" office:value="2355.36055591592" calcext:value-type="float">
            <text:p>2355.36055591592</text:p>
          </table:table-cell>
          <table:table-cell office:value-type="float" office:value="2868.13849286823" calcext:value-type="float">
            <text:p>2868.13849286823</text:p>
          </table:table-cell>
          <table:table-cell office:value-type="string" calcext:value-type="string">
            <text:p>2020-05-09_17-40-01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86.10451476142" calcext:value-type="float">
            <text:p>1086.10451476142</text:p>
          </table:table-cell>
          <table:table-cell office:value-type="float" office:value="1327.4409377518" calcext:value-type="float">
            <text:p>1327.4409377518</text:p>
          </table:table-cell>
          <table:table-cell office:value-type="string" calcext:value-type="string">
            <text:p>2020-05-12_05-04-2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481.7982728353" calcext:value-type="float">
            <text:p>2481.7982728353</text:p>
          </table:table-cell>
          <table:table-cell office:value-type="float" office:value="2706.4345573875" calcext:value-type="float">
            <text:p>2706.4345573875</text:p>
          </table:table-cell>
          <table:table-cell office:value-type="string" calcext:value-type="string">
            <text:p>2020-05-12_02-54-05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200.36348384737" calcext:value-type="float">
            <text:p>3200.36348384737</text:p>
          </table:table-cell>
          <table:table-cell office:value-type="float" office:value="3876.20728943136" calcext:value-type="float">
            <text:p>3876.20728943136</text:p>
          </table:table-cell>
          <table:table-cell office:value-type="string" calcext:value-type="string">
            <text:p>2020-05-12_21-47-39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493.1246229279" calcext:value-type="float">
            <text:p>2493.1246229279</text:p>
          </table:table-cell>
          <table:table-cell office:value-type="float" office:value="3725.50627760588" calcext:value-type="float">
            <text:p>3725.50627760588</text:p>
          </table:table-cell>
          <table:table-cell office:value-type="string" calcext:value-type="string">
            <text:p>2020-05-12_17-08-01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2954.78200837742" calcext:value-type="float">
            <text:p>2954.78200837742</text:p>
          </table:table-cell>
          <table:table-cell office:value-type="float" office:value="3608.78966161313" calcext:value-type="float">
            <text:p>3608.78966161313</text:p>
          </table:table-cell>
          <table:table-cell office:value-type="string" calcext:value-type="string">
            <text:p>2020-05-13_22-12-38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957.50392724028" calcext:value-type="float">
            <text:p>2957.50392724028</text:p>
          </table:table-cell>
          <table:table-cell office:value-type="float" office:value="4436.94542302988" calcext:value-type="float">
            <text:p>4436.94542302988</text:p>
          </table:table-cell>
          <table:table-cell office:value-type="string" calcext:value-type="string">
            <text:p>2020-05-09_01-45-52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2820.44798350631" calcext:value-type="float">
            <text:p>2820.44798350631</text:p>
          </table:table-cell>
          <table:table-cell office:value-type="float" office:value="3602.51987117528" calcext:value-type="float">
            <text:p>3602.51987117528</text:p>
          </table:table-cell>
          <table:table-cell office:value-type="string" calcext:value-type="string">
            <text:p>2020-05-10_07-28-2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77.15826969901" calcext:value-type="float">
            <text:p>1577.15826969901</text:p>
          </table:table-cell>
          <table:table-cell office:value-type="float" office:value="2185.7698823661" calcext:value-type="float">
            <text:p>2185.7698823661</text:p>
          </table:table-cell>
          <table:table-cell office:value-type="string" calcext:value-type="string">
            <text:p>2020-05-09_07-07-00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04.49925810502" calcext:value-type="float">
            <text:p>1504.49925810502</text:p>
          </table:table-cell>
          <table:table-cell office:value-type="float" office:value="1692.88785440362" calcext:value-type="float">
            <text:p>1692.88785440362</text:p>
          </table:table-cell>
          <table:table-cell office:value-type="string" calcext:value-type="string">
            <text:p>2020-05-08_00-04-54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float" office:value="2661.09675593604" calcext:value-type="float">
            <text:p>2661.09675593604</text:p>
          </table:table-cell>
          <table:table-cell office:value-type="float" office:value="3549.47848329715" calcext:value-type="float">
            <text:p>3549.47848329715</text:p>
          </table:table-cell>
          <table:table-cell office:value-type="string" calcext:value-type="string">
            <text:p>2020-05-11_10-24-12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4"/>
          <table:table-cell office:value-type="float" office:value="3182.14747667377" calcext:value-type="float">
            <text:p>3182.14747667377</text:p>
          </table:table-cell>
          <table:table-cell office:value-type="float" office:value="3797.46641045551" calcext:value-type="float">
            <text:p>3797.46641045551</text:p>
          </table:table-cell>
          <table:table-cell office:value-type="string" calcext:value-type="string">
            <text:p>2020-05-10_01-42-16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4.17582450188" calcext:value-type="float">
            <text:p>1994.17582450188</text:p>
          </table:table-cell>
          <table:table-cell office:value-type="float" office:value="2746.3304712837" calcext:value-type="float">
            <text:p>2746.3304712837</text:p>
          </table:table-cell>
          <table:table-cell office:value-type="string" calcext:value-type="string">
            <text:p>2020-05-08_17-28-37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227.87947302823" calcext:value-type="float">
            <text:p>2227.87947302823</text:p>
          </table:table-cell>
          <table:table-cell office:value-type="float" office:value="3279.09142775708" calcext:value-type="float">
            <text:p>3279.09142775708</text:p>
          </table:table-cell>
          <table:table-cell office:value-type="string" calcext:value-type="string">
            <text:p>2020-05-08_19-23-03</text:p>
          </table:table-cell>
        </table:table-row>
        <table:table-row table:style-name="ro1"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893.983217200315" calcext:value-type="float">
            <text:p>893.983217200315</text:p>
          </table:table-cell>
          <table:table-cell office:value-type="float" office:value="1415.07270068589" calcext:value-type="float">
            <text:p>1415.07270068589</text:p>
          </table:table-cell>
          <table:table-cell office:value-type="string" calcext:value-type="string">
            <text:p>2020-05-11_18-03-41</text:p>
          </table:table-cell>
        </table:table-row>
      </table:table>
      <table:table table:name="population size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ce19"/>
        <table:table-column table:style-name="co21" table:default-cell-style-name="ce30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population size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float" office:value="21" calcext:value-type="float">
            <text:p>21</text:p>
          </table:table-cell>
          <table:table-cell table:style-name="ce18" office:value-type="float" office:value="3003.95154057222" calcext:value-type="float">
            <text:p>3004</text:p>
          </table:table-cell>
          <table:table-cell table:style-name="ce29" office:value-type="float" office:value="3003.95154057222" calcext:value-type="float">
            <text:p>3004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3" office:value-type="float" office:value="24" calcext:value-type="float">
            <text:p>24</text:p>
          </table:table-cell>
          <table:table-cell office:value-type="float" office:value="3796.8563537519" calcext:value-type="float">
            <text:p>3797</text:p>
          </table:table-cell>
          <table:table-cell office:value-type="float" office:value="5099.53969472061" calcext:value-type="float">
            <text:p>5100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3" office:value-type="float" office:value="26" calcext:value-type="float">
            <text:p>26</text:p>
          </table:table-cell>
          <table:table-cell office:value-type="float" office:value="2589.47325636033" calcext:value-type="float">
            <text:p>2589</text:p>
          </table:table-cell>
          <table:table-cell office:value-type="float" office:value="3642.46075052363" calcext:value-type="float">
            <text:p>3642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3" office:value-type="float" office:value="100" calcext:value-type="float">
            <text:p>100</text:p>
          </table:table-cell>
          <table:table-cell office:value-type="float" office:value="2619.48309658586" calcext:value-type="float">
            <text:p>2619</text:p>
          </table:table-cell>
          <table:table-cell office:value-type="float" office:value="4288.01685530899" calcext:value-type="float">
            <text:p>4288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13" office:value-type="float" office:value="200" calcext:value-type="float">
            <text:p>200</text:p>
          </table:table-cell>
          <table:table-cell office:value-type="float" office:value="2288.09126161476" calcext:value-type="float">
            <text:p>2288</text:p>
          </table:table-cell>
          <table:table-cell office:value-type="float" office:value="5208.69563549002" calcext:value-type="float">
            <text:p>5209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>
          <table:table-cell table:style-name="ce8"/>
          <table:table-cell table:style-name="ce14" office:value-type="float" office:value="500" calcext:value-type="float">
            <text:p>500</text:p>
          </table:table-cell>
          <table:table-cell table:style-name="ce22" office:value-type="float" office:value="2819.48888782245" calcext:value-type="float">
            <text:p>2819</text:p>
          </table:table-cell>
          <table:table-cell table:style-name="ce31" office:value-type="float" office:value="5263.09620206786" calcext:value-type="float">
            <text:p>5263</text:p>
          </table:table-cell>
          <table:table-cell table:style-name="ce62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float" office:value="100" calcext:value-type="float">
            <text:p>100</text:p>
          </table:table-cell>
          <table:table-cell table:style-name="ce18" office:value-type="float" office:value="2698.04720230541" calcext:value-type="float">
            <text:p>2698</text:p>
          </table:table-cell>
          <table:table-cell table:style-name="ce29" office:value-type="float" office:value="3615.67837867373" calcext:value-type="float">
            <text:p>3616</text:p>
          </table:table-cell>
          <table:table-cell table:style-name="ce54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13" office:value-type="float" office:value="200" calcext:value-type="float">
            <text:p>200</text:p>
          </table:table-cell>
          <table:table-cell office:value-type="float" office:value="2893.27058978985" calcext:value-type="float">
            <text:p>2893</text:p>
          </table:table-cell>
          <table:table-cell office:value-type="float" office:value="3720.35527647619" calcext:value-type="float">
            <text:p>3720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>
          <table:table-cell table:style-name="ce8"/>
          <table:table-cell table:style-name="ce14" office:value-type="float" office:value="500" calcext:value-type="float">
            <text:p>500</text:p>
          </table:table-cell>
          <table:table-cell table:style-name="ce22" office:value-type="float" office:value="2071.97743142605" calcext:value-type="float">
            <text:p>2072</text:p>
          </table:table-cell>
          <table:table-cell table:style-name="ce31" office:value-type="float" office:value="2818.7598648739" calcext:value-type="float">
            <text:p>2819</text:p>
          </table:table-cell>
          <table:table-cell table:style-name="ce62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float" office:value="24" calcext:value-type="float">
            <text:p>24</text:p>
          </table:table-cell>
          <table:table-cell table:style-name="ce18" office:value-type="float" office:value="2706.4345573875" calcext:value-type="float">
            <text:p>2706</text:p>
          </table:table-cell>
          <table:table-cell table:style-name="ce29" office:value-type="float" office:value="2706.4345573875" calcext:value-type="float">
            <text:p>2706</text:p>
          </table:table-cell>
          <table:table-cell table:style-name="ce54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3" office:value-type="float" office:value="28" calcext:value-type="float">
            <text:p>28</text:p>
          </table:table-cell>
          <table:table-cell table:number-columns-repeated="2" office:value-type="float" office:value="1327.4409377518" calcext:value-type="float">
            <text:p>1327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3" office:value-type="float" office:value="100" calcext:value-type="float">
            <text:p>100</text:p>
          </table:table-cell>
          <table:table-cell office:value-type="float" office:value="3108.29266452006" calcext:value-type="float">
            <text:p>3108</text:p>
          </table:table-cell>
          <table:table-cell office:value-type="float" office:value="3876.20728943136" calcext:value-type="float">
            <text:p>3876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3" office:value-type="float" office:value="200" calcext:value-type="float">
            <text:p>200</text:p>
          </table:table-cell>
          <table:table-cell office:value-type="float" office:value="3186.67473557371" calcext:value-type="float">
            <text:p>3187</text:p>
          </table:table-cell>
          <table:table-cell office:value-type="float" office:value="4606.53046994091" calcext:value-type="float">
            <text:p>4607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 table:style-name="ce8"/>
          <table:table-cell table:style-name="ce14" office:value-type="float" office:value="500" calcext:value-type="float">
            <text:p>500</text:p>
          </table:table-cell>
          <table:table-cell table:style-name="ce22" office:value-type="float" office:value="2591.13174485544" calcext:value-type="float">
            <text:p>2591</text:p>
          </table:table-cell>
          <table:table-cell table:style-name="ce31" office:value-type="float" office:value="3652.38413527124" calcext:value-type="float">
            <text:p>3652</text:p>
          </table:table-cell>
          <table:table-cell table:style-name="ce62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3">
          <table:table-cell table:number-columns-repeated="2"/>
          <table:table-cell table:style-name="ce20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style-name="ce28"/>
          <table:table-cell/>
        </table:table-row>
        <table:table-row table:style-name="ro1">
          <table:table-cell table:number-columns-repeated="2"/>
          <table:table-cell table:style-name="ce21"/>
          <table:table-cell table:style-name="ce28"/>
          <table:table-cell/>
        </table:table-row>
        <table:table-row table:style-name="ro1" table:number-rows-repeated="4">
          <table:table-cell table:number-columns-repeated="2"/>
          <table:table-cell table:style-name="ce21" table:number-columns-repeated="2"/>
          <table:table-cell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/>
        </table:table-row>
      </table:table>
      <table:table table:name="number of neurons" table:style-name="ta1">
        <table:table-column table:style-name="co19" table:default-cell-style-name="Default"/>
        <table:table-column table:style-name="co23" table:default-cell-style-name="Default"/>
        <table:table-column table:style-name="co20" table:default-cell-style-name="ce19"/>
        <table:table-column table:style-name="co24" table:default-cell-style-name="ce30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number neurons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float" office:value="10" calcext:value-type="float">
            <text:p>10</text:p>
          </table:table-cell>
          <table:table-cell table:style-name="ce18" office:value-type="float" office:value="2254.70272244854" calcext:value-type="float">
            <text:p>2255</text:p>
          </table:table-cell>
          <table:table-cell table:style-name="ce29" office:value-type="float" office:value="3003.95154057222" calcext:value-type="float">
            <text:p>3004</text:p>
          </table:table-cell>
          <table:table-cell table:style-name="ce54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13" office:value-type="float" office:value="20" calcext:value-type="float">
            <text:p>20</text:p>
          </table:table-cell>
          <table:table-cell office:value-type="float" office:value="3479.54516534534" calcext:value-type="float">
            <text:p>3480</text:p>
          </table:table-cell>
          <table:table-cell office:value-type="float" office:value="5099.53969472061" calcext:value-type="float">
            <text:p>5100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13" office:value-type="float" office:value="30" calcext:value-type="float">
            <text:p>30</text:p>
          </table:table-cell>
          <table:table-cell office:value-type="float" office:value="2635.77541572054" calcext:value-type="float">
            <text:p>2636</text:p>
          </table:table-cell>
          <table:table-cell office:value-type="float" office:value="5208.69563549002" calcext:value-type="float">
            <text:p>5209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1">
          <table:table-cell table:style-name="ce8"/>
          <table:table-cell table:style-name="ce14" office:value-type="float" office:value="50" calcext:value-type="float">
            <text:p>50</text:p>
          </table:table-cell>
          <table:table-cell table:style-name="ce22" office:value-type="float" office:value="2042.97523522416" calcext:value-type="float">
            <text:p>2043</text:p>
          </table:table-cell>
          <table:table-cell table:style-name="ce31" office:value-type="float" office:value="5263.09620206786" calcext:value-type="float">
            <text:p>5263</text:p>
          </table:table-cell>
          <table:table-cell table:style-name="ce62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2419.26997509191" calcext:value-type="float">
            <text:p>2419</text:p>
          </table:table-cell>
          <table:table-cell table:style-name="ce29" office:value-type="float" office:value="3428.51300935694" calcext:value-type="float">
            <text:p>3429</text:p>
          </table:table-cell>
          <table:table-cell table:style-name="ce54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13" office:value-type="float" office:value="5" calcext:value-type="float">
            <text:p>5</text:p>
          </table:table-cell>
          <table:table-cell office:value-type="float" office:value="2349.44008649391" calcext:value-type="float">
            <text:p>2349</text:p>
          </table:table-cell>
          <table:table-cell office:value-type="float" office:value="3403.67652929755" calcext:value-type="float">
            <text:p>3404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float" office:value="8" calcext:value-type="float">
            <text:p>8</text:p>
          </table:table-cell>
          <table:table-cell office:value-type="float" office:value="2396.03525821092" calcext:value-type="float">
            <text:p>2396</text:p>
          </table:table-cell>
          <table:table-cell office:value-type="float" office:value="3615.67837867373" calcext:value-type="float">
            <text:p>3616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float" office:value="10" calcext:value-type="float">
            <text:p>10</text:p>
          </table:table-cell>
          <table:table-cell table:number-columns-repeated="2" office:value-type="float" office:value="3687.62797458107" calcext:value-type="float">
            <text:p>3688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style-name="ce13" office:value-type="float" office:value="20" calcext:value-type="float">
            <text:p>20</text:p>
          </table:table-cell>
          <table:table-cell office:value-type="float" office:value="3718.121892401" calcext:value-type="float">
            <text:p>3718</text:p>
          </table:table-cell>
          <table:table-cell office:value-type="float" office:value="3720.35527647619" calcext:value-type="float">
            <text:p>3720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table:style-name="ce8"/>
          <table:table-cell table:style-name="ce14" office:value-type="float" office:value="30" calcext:value-type="float">
            <text:p>30</text:p>
          </table:table-cell>
          <table:table-cell table:style-name="ce22" office:value-type="float" office:value="3036.74970110683" calcext:value-type="float">
            <text:p>3037</text:p>
          </table:table-cell>
          <table:table-cell table:style-name="ce31" office:value-type="float" office:value="3714.840204479" calcext:value-type="float">
            <text:p>3715</text:p>
          </table:table-cell>
          <table:table-cell table:style-name="ce62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float" office:value="10" calcext:value-type="float">
            <text:p>10</text:p>
          </table:table-cell>
          <table:table-cell table:style-name="ce18" office:value-type="float" office:value="1622.37673605834" calcext:value-type="float">
            <text:p>1622</text:p>
          </table:table-cell>
          <table:table-cell table:style-name="ce29" office:value-type="float" office:value="1692.88785440362" calcext:value-type="float">
            <text:p>1693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float" office:value="20" calcext:value-type="float">
            <text:p>20</text:p>
          </table:table-cell>
          <table:table-cell office:value-type="float" office:value="3247.13319938153" calcext:value-type="float">
            <text:p>3247</text:p>
          </table:table-cell>
          <table:table-cell office:value-type="float" office:value="4606.53046994091" calcext:value-type="float">
            <text:p>4607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1">
          <table:table-cell table:style-name="ce7"/>
          <table:table-cell table:style-name="ce13" office:value-type="float" office:value="30" calcext:value-type="float">
            <text:p>30</text:p>
          </table:table-cell>
          <table:table-cell office:value-type="float" office:value="3149.78808570555" calcext:value-type="float">
            <text:p>3150</text:p>
          </table:table-cell>
          <table:table-cell office:value-type="float" office:value="3876.20728943136" calcext:value-type="float">
            <text:p>3876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8"/>
          <table:table-cell table:style-name="ce14" office:value-type="float" office:value="50" calcext:value-type="float">
            <text:p>50</text:p>
          </table:table-cell>
          <table:table-cell table:style-name="ce22" office:value-type="float" office:value="3053.32239929354" calcext:value-type="float">
            <text:p>3053</text:p>
          </table:table-cell>
          <table:table-cell table:style-name="ce31" office:value-type="float" office:value="4436.94542302988" calcext:value-type="float">
            <text:p>4437</text:p>
          </table:table-cell>
          <table:table-cell table:style-name="ce62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3">
          <table:table-cell table:number-columns-repeated="2"/>
          <table:table-cell table:style-name="ce20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ce21" table:number-columns-repeated="2"/>
          <table:table-cell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/>
        </table:table-row>
      </table:table>
      <table:table table:name="optimize state boundaries" table:style-name="ta1">
        <table:table-column table:style-name="co19" table:default-cell-style-name="Default"/>
        <table:table-column table:style-name="co25" table:default-cell-style-name="Default"/>
        <table:table-column table:style-name="co20" table:default-cell-style-name="ce20"/>
        <table:table-column table:style-name="co24" table:default-cell-style-name="ce20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optimize state boundaries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537.13456384854" calcext:value-type="float">
            <text:p>2537</text:p>
          </table:table-cell>
          <table:table-cell table:style-name="ce29" office:value-type="float" office:value="5263.09620206786" calcext:value-type="float">
            <text:p>5263</text:p>
          </table:table-cell>
          <table:table-cell table:style-name="ce54" office:value-type="float" office:value="16" calcext:value-type="float">
            <text:p>16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2822.74837322141" calcext:value-type="float">
            <text:p>2823</text:p>
          </table:table-cell>
          <table:table-cell table:style-name="ce31" office:value-type="float" office:value="4056.51297016463" calcext:value-type="float">
            <text:p>4057</text:p>
          </table:table-cell>
          <table:table-cell table:style-name="ce6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946.07253795927" calcext:value-type="float">
            <text:p>2946</text:p>
          </table:table-cell>
          <table:table-cell table:style-name="ce29" office:value-type="float" office:value="3720.35527647619" calcext:value-type="float">
            <text:p>3720</text:p>
          </table:table-cell>
          <table:table-cell table:style-name="ce54" office:value-type="float" office:value="9" calcext:value-type="float">
            <text:p>9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2506.53049133052" calcext:value-type="float">
            <text:p>2507</text:p>
          </table:table-cell>
          <table:table-cell table:style-name="ce31" office:value-type="float" office:value="3689.34043798893" calcext:value-type="float">
            <text:p>3689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535.92653974579" calcext:value-type="float">
            <text:p>2536</text:p>
          </table:table-cell>
          <table:table-cell table:style-name="ce29" office:value-type="float" office:value="4436.94542302988" calcext:value-type="float">
            <text:p>4437</text:p>
          </table:table-cell>
          <table:table-cell table:style-name="ce54" office:value-type="float" office:value="9" calcext:value-type="float">
            <text:p>9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3199.96982667002" calcext:value-type="float">
            <text:p>3200</text:p>
          </table:table-cell>
          <table:table-cell table:style-name="ce31" office:value-type="float" office:value="4606.53046994091" calcext:value-type="float">
            <text:p>4607</text:p>
          </table:table-cell>
          <table:table-cell table:style-name="ce62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ce21" table:number-columns-repeated="2"/>
          <table:table-cell/>
        </table:table-row>
        <table:table-row table:style-name="ro1">
          <table:table-cell table:number-columns-repeated="2"/>
          <table:table-cell table:style-name="ce21" table:number-columns-repeated="2"/>
          <table:table-cell/>
        </table:table-row>
      </table:table>
      <table:table table:name="clipping range" table:style-name="ta1">
        <table:table-column table:style-name="co19" table:default-cell-style-name="Default"/>
        <table:table-column table:style-name="co26" table:default-cell-style-name="Default"/>
        <table:table-column table:style-name="co20" table:default-cell-style-name="ce20"/>
        <table:table-column table:style-name="co24" table:default-cell-style-name="ce29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clipping range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592.28031145576" calcext:value-type="float">
            <text:p>2592</text:p>
          </table:table-cell>
          <table:table-cell office:value-type="float" office:value="5263.09620206786" calcext:value-type="float">
            <text:p>5263</text:p>
          </table:table-cell>
          <table:table-cell table:style-name="ce54" office:value-type="float" office:value="10" calcext:value-type="float">
            <text:p>10</text:p>
          </table:table-cell>
        </table:table-row>
        <table:table-row table:style-name="ro1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19" office:value-type="float" office:value="2445.22498450318" calcext:value-type="float">
            <text:p>2445</text:p>
          </table:table-cell>
          <table:table-cell table:style-name="ce30" office:value-type="float" office:value="5208.69563549002" calcext:value-type="float">
            <text:p>5209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(empty)</text:p>
          </table:table-cell>
          <table:table-cell table:style-name="ce22" office:value-type="float" office:value="2822.74837322141" calcext:value-type="float">
            <text:p>2823</text:p>
          </table:table-cell>
          <table:table-cell table:style-name="ce31" office:value-type="float" office:value="4056.51297016463" calcext:value-type="float">
            <text:p>4057</text:p>
          </table:table-cell>
          <table:table-cell table:style-name="ce6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288.11599648487" calcext:value-type="float">
            <text:p>3288</text:p>
          </table:table-cell>
          <table:table-cell office:value-type="float" office:value="3720.35527647619" calcext:value-type="float">
            <text:p>3720</text:p>
          </table:table-cell>
          <table:table-cell table:style-name="ce54" office:value-type="float" office:value="7" calcext:value-type="float">
            <text:p>7</text:p>
          </table:table-cell>
        </table:table-row>
        <table:table-row table:style-name="ro1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19" office:value-type="float" office:value="1748.92043311967" calcext:value-type="float">
            <text:p>1749</text:p>
          </table:table-cell>
          <table:table-cell table:style-name="ce30" office:value-type="float" office:value="1847.57609052619" calcext:value-type="float">
            <text:p>1848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(empty)</text:p>
          </table:table-cell>
          <table:table-cell table:style-name="ce22" office:value-type="float" office:value="2506.53049133052" calcext:value-type="float">
            <text:p>2507</text:p>
          </table:table-cell>
          <table:table-cell table:style-name="ce31" office:value-type="float" office:value="3689.34043798893" calcext:value-type="float">
            <text:p>3689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023.3424660973" calcext:value-type="float">
            <text:p>2023</text:p>
          </table:table-cell>
          <table:table-cell office:value-type="float" office:value="2746.3304712837" calcext:value-type="float">
            <text:p>2746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19" office:value-type="float" office:value="2792.21857657003" calcext:value-type="float">
            <text:p>2792</text:p>
          </table:table-cell>
          <table:table-cell table:style-name="ce30" office:value-type="float" office:value="4436.94542302988" calcext:value-type="float">
            <text:p>4437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(empty)</text:p>
          </table:table-cell>
          <table:table-cell table:style-name="ce22" office:value-type="float" office:value="3199.96982667002" calcext:value-type="float">
            <text:p>3200</text:p>
          </table:table-cell>
          <table:table-cell table:style-name="ce31" office:value-type="float" office:value="4606.53046994091" calcext:value-type="float">
            <text:p>4607</text:p>
          </table:table-cell>
          <table:table-cell table:style-name="ce62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3">
          <table:table-cell table:number-columns-repeated="3"/>
          <table:table-cell table:style-name="ce20"/>
          <table:table-cell/>
        </table:table-row>
        <table:table-row table:style-name="ro1" table:number-rows-repeated="2">
          <table:table-cell table:number-columns-repeated="3"/>
          <table:table-cell table:style-name="ce28"/>
          <table:table-cell/>
        </table:table-row>
        <table:table-row table:style-name="ro1" table:number-rows-repeated="2">
          <table:table-cell table:number-columns-repeated="2"/>
          <table:table-cell table:style-name="ce21" table:number-columns-repeated="2"/>
          <table:table-cell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/>
        </table:table-row>
      </table:table>
      <table:table table:name="optimize y0" table:style-name="ta1">
        <table:table-column table:style-name="co19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4" table:default-cell-style-name="ce21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optimize y0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3314.22636499392" calcext:value-type="float">
            <text:p>3314</text:p>
          </table:table-cell>
          <table:table-cell table:style-name="ce29" office:value-type="float" office:value="5263.09620206786" calcext:value-type="float">
            <text:p>5263</text:p>
          </table:table-cell>
          <table:table-cell table:style-name="ce54" office:value-type="float" office:value="9" calcext:value-type="float">
            <text:p>9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2180.38245351295" calcext:value-type="float">
            <text:p>2180</text:p>
          </table:table-cell>
          <table:table-cell table:style-name="ce31" office:value-type="float" office:value="5208.69563549002" calcext:value-type="float">
            <text:p>5209</text:p>
          </table:table-cell>
          <table:table-cell table:style-name="ce62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431.75907121179" calcext:value-type="float">
            <text:p>2432</text:p>
          </table:table-cell>
          <table:table-cell table:style-name="ce29" office:value-type="float" office:value="3715.88850832582" calcext:value-type="float">
            <text:p>3716</text:p>
          </table:table-cell>
          <table:table-cell table:style-name="ce54" office:value-type="float" office:value="10" calcext:value-type="float">
            <text:p>10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3178.47229430853" calcext:value-type="float">
            <text:p>3178</text:p>
          </table:table-cell>
          <table:table-cell table:style-name="ce31" office:value-type="float" office:value="3720.35527647619" calcext:value-type="float">
            <text:p>3720</text:p>
          </table:table-cell>
          <table:table-cell table:style-name="ce6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933.60097958983" calcext:value-type="float">
            <text:p>2934</text:p>
          </table:table-cell>
          <table:table-cell table:style-name="ce29" office:value-type="float" office:value="4606.53046994091" calcext:value-type="float">
            <text:p>4607</text:p>
          </table:table-cell>
          <table:table-cell table:style-name="ce54" office:value-type="float" office:value="14" calcext:value-type="float">
            <text:p>14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3012.70101640373" calcext:value-type="float">
            <text:p>3013</text:p>
          </table:table-cell>
          <table:table-cell table:style-name="ce31" office:value-type="float" office:value="4548.23835546019" calcext:value-type="float">
            <text:p>4548</text:p>
          </table:table-cell>
          <table:table-cell table:style-name="ce62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4">
          <table:table-cell table:number-columns-repeated="2"/>
          <table:table-cell table:style-name="ce20" table:number-columns-repeated="2"/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t principle elements negative" table:style-name="ta1">
        <table:table-column table:style-name="co19" table:default-cell-style-name="Default"/>
        <table:table-column table:style-name="co28" table:default-cell-style-name="Default"/>
        <table:table-column table:style-name="co20" table:default-cell-style-name="ce20"/>
        <table:table-column table:style-name="co24" table:default-cell-style-name="ce20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set principle diagonal elements of W negative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554.04253641655" calcext:value-type="float">
            <text:p>2554</text:p>
          </table:table-cell>
          <table:table-cell table:style-name="ce29" office:value-type="float" office:value="5208.69563549002" calcext:value-type="float">
            <text:p>5209</text:p>
          </table:table-cell>
          <table:table-cell table:style-name="ce54" office:value-type="float" office:value="16" calcext:value-type="float">
            <text:p>16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2784.10157878023" calcext:value-type="float">
            <text:p>2784</text:p>
          </table:table-cell>
          <table:table-cell table:style-name="ce31" office:value-type="float" office:value="5263.09620206786" calcext:value-type="float">
            <text:p>5263</text:p>
          </table:table-cell>
          <table:table-cell table:style-name="ce6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537.33283783276" calcext:value-type="float">
            <text:p>2537</text:p>
          </table:table-cell>
          <table:table-cell table:style-name="ce29" office:value-type="float" office:value="3720.35527647619" calcext:value-type="float">
            <text:p>3720</text:p>
          </table:table-cell>
          <table:table-cell table:style-name="ce54" office:value-type="float" office:value="6" calcext:value-type="float">
            <text:p>6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2849.35452229828" calcext:value-type="float">
            <text:p>2849</text:p>
          </table:table-cell>
          <table:table-cell table:style-name="ce31" office:value-type="float" office:value="3715.88850832582" calcext:value-type="float">
            <text:p>3716</text:p>
          </table:table-cell>
          <table:table-cell table:style-name="ce62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string" calcext:value-type="string">
            <text:p>False</text:p>
          </table:table-cell>
          <table:table-cell table:style-name="ce18" office:value-type="float" office:value="2734.08972949528" calcext:value-type="float">
            <text:p>2734</text:p>
          </table:table-cell>
          <table:table-cell table:style-name="ce29" office:value-type="float" office:value="3876.20728943136" calcext:value-type="float">
            <text:p>3876</text:p>
          </table:table-cell>
          <table:table-cell table:style-name="ce54" office:value-type="float" office:value="15" calcext:value-type="float">
            <text:p>15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True</text:p>
          </table:table-cell>
          <table:table-cell table:style-name="ce22" office:value-type="float" office:value="3291.95272442483" calcext:value-type="float">
            <text:p>3292</text:p>
          </table:table-cell>
          <table:table-cell table:style-name="ce31" office:value-type="float" office:value="4606.53046994091" calcext:value-type="float">
            <text:p>4607</text:p>
          </table:table-cell>
          <table:table-cell table:style-name="ce62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ce21" table:number-columns-repeated="2"/>
          <table:table-cell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/>
        </table:table-row>
      </table:table>
      <table:table table:name="sigma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ce20"/>
        <table:table-column table:style-name="co24" table:default-cell-style-name="ce20"/>
        <table:table-column table:style-name="co22" table:default-cell-style-name="Default"/>
        <table:table-row table:style-name="ro1">
          <table:table-cell table:style-name="ce4"/>
          <table:table-cell table:style-name="ce1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1" office:value-type="string" calcext:value-type="string">
            <text:p>sigma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2" office:value-type="float" office:value="0.5" calcext:value-type="float">
            <text:p>0.5</text:p>
          </table:table-cell>
          <table:table-cell table:style-name="ce18" office:value-type="float" office:value="3382.0857676206" calcext:value-type="float">
            <text:p>3382</text:p>
          </table:table-cell>
          <table:table-cell table:style-name="ce29" office:value-type="float" office:value="5263.09620206786" calcext:value-type="float">
            <text:p>5263</text:p>
          </table:table-cell>
          <table:table-cell table:style-name="ce54" office:value-type="float" office:value="8" calcext:value-type="float">
            <text:p>8</text:p>
          </table:table-cell>
        </table:table-row>
        <table:table-row table:style-name="ro1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float" office:value="2350.03419510154" calcext:value-type="float">
            <text:p>2350</text:p>
          </table:table-cell>
          <table:table-cell table:style-name="ce30" office:value-type="float" office:value="5208.69563549002" calcext:value-type="float">
            <text:p>5209</text:p>
          </table:table-cell>
          <table:table-cell table:style-name="ce55" office:value-type="float" office:value="13" calcext:value-type="float">
            <text:p>13</text:p>
          </table:table-cell>
        </table:table-row>
        <table:table-row table:style-name="ro1">
          <table:table-cell table:style-name="ce8"/>
          <table:table-cell table:style-name="ce14" office:value-type="float" office:value="2" calcext:value-type="float">
            <text:p>2</text:p>
          </table:table-cell>
          <table:table-cell table:style-name="ce22" office:value-type="float" office:value="1373.13047842087" calcext:value-type="float">
            <text:p>1373</text:p>
          </table:table-cell>
          <table:table-cell table:style-name="ce31" office:value-type="float" office:value="1812.77696404299" calcext:value-type="float">
            <text:p>1813</text:p>
          </table:table-cell>
          <table:table-cell table:style-name="ce62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Hopper-v2</text:p>
          </table:table-cell>
          <table:table-cell table:style-name="ce12" office:value-type="float" office:value="0.5" calcext:value-type="float">
            <text:p>0.5</text:p>
          </table:table-cell>
          <table:table-cell table:style-name="ce18" office:value-type="float" office:value="2467.99225016793" calcext:value-type="float">
            <text:p>2468</text:p>
          </table:table-cell>
          <table:table-cell table:style-name="ce29" office:value-type="float" office:value="3615.67837867373" calcext:value-type="float">
            <text:p>3616</text:p>
          </table:table-cell>
          <table:table-cell table:style-name="ce54" office:value-type="float" office:value="6" calcext:value-type="float">
            <text:p>6</text:p>
          </table:table-cell>
        </table:table-row>
        <table:table-row table:style-name="ro1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float" office:value="3026.11791866884" calcext:value-type="float">
            <text:p>3026</text:p>
          </table:table-cell>
          <table:table-cell table:style-name="ce30" office:value-type="float" office:value="3720.35527647619" calcext:value-type="float">
            <text:p>3720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1">
          <table:table-cell table:style-name="ce8"/>
          <table:table-cell table:style-name="ce14" office:value-type="float" office:value="2" calcext:value-type="float">
            <text:p>2</text:p>
          </table:table-cell>
          <table:table-cell table:style-name="ce22" office:value-type="float" office:value="2261.94100162525" calcext:value-type="float">
            <text:p>2262</text:p>
          </table:table-cell>
          <table:table-cell table:style-name="ce31" office:value-type="float" office:value="2780.22023526611" calcext:value-type="float">
            <text:p>2780</text:p>
          </table:table-cell>
          <table:table-cell table:style-name="ce62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alker2d-v2</text:p>
          </table:table-cell>
          <table:table-cell table:style-name="ce12" office:value-type="float" office:value="0.5" calcext:value-type="float">
            <text:p>0.5</text:p>
          </table:table-cell>
          <table:table-cell table:style-name="ce18" office:value-type="float" office:value="3048.38228273469" calcext:value-type="float">
            <text:p>3048</text:p>
          </table:table-cell>
          <table:table-cell table:style-name="ce29" office:value-type="float" office:value="3876.20728943136" calcext:value-type="float">
            <text:p>3876</text:p>
          </table:table-cell>
          <table:table-cell table:style-name="ce54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float" office:value="2972.59271768536" calcext:value-type="float">
            <text:p>2973</text:p>
          </table:table-cell>
          <table:table-cell table:style-name="ce30" office:value-type="float" office:value="4606.53046994091" calcext:value-type="float">
            <text:p>4607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style-name="ce8"/>
          <table:table-cell table:style-name="ce14" office:value-type="float" office:value="2" calcext:value-type="float">
            <text:p>2</text:p>
          </table:table-cell>
          <table:table-cell table:style-name="ce22" office:value-type="float" office:value="2899.60435671912" calcext:value-type="float">
            <text:p>2900</text:p>
          </table:table-cell>
          <table:table-cell table:style-name="ce31" office:value-type="float" office:value="3652.38413527124" calcext:value-type="float">
            <text:p>3652</text:p>
          </table:table-cell>
          <table:table-cell table:style-name="ce62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tal" table:style-name="ta1">
        <table:table-column table:style-name="co18" table:default-cell-style-name="Default"/>
        <table:table-column table:style-name="co30" table:default-cell-style-name="ce20"/>
        <table:table-column table:style-name="co31" table:default-cell-style-name="ce20"/>
        <table:table-column table:style-name="co32" table:default-cell-style-name="Default"/>
        <table:table-row table:style-name="ro1">
          <table:table-cell table:style-name="ce80"/>
          <table:table-cell table:style-name="ce16" office:value-type="string" calcext:value-type="string">
            <text:p>Data</text:p>
          </table:table-cell>
          <table:table-cell table:style-name="ce26"/>
          <table:table-cell table:style-name="ce34"/>
        </table:table-row>
        <table:table-row table:style-name="ro1">
          <table:table-cell table:style-name="ce5" office:value-type="string" calcext:value-type="string">
            <text:p>environment</text:p>
          </table:table-cell>
          <table:table-cell table:style-name="ce17" office:value-type="string" calcext:value-type="string">
            <text:p>Average - maximum</text:p>
          </table:table-cell>
          <table:table-cell table:style-name="ce27" office:value-type="string" calcext:value-type="string">
            <text:p>Max - maximum</text:p>
          </table:table-cell>
          <table:table-cell table:style-name="ce35" office:value-type="string" calcext:value-type="string">
            <text:p>Count - maximum</text:p>
          </table:table-cell>
        </table:table-row>
        <table:table-row table:style-name="ro1">
          <table:table-cell table:style-name="ce6" office:value-type="string" calcext:value-type="string">
            <text:p>HalfCheetah-v2</text:p>
          </table:table-cell>
          <table:table-cell table:style-name="ce18" office:value-type="float" office:value="2624.06050583159" calcext:value-type="float">
            <text:p>2624</text:p>
          </table:table-cell>
          <table:table-cell table:style-name="ce29" office:value-type="float" office:value="5263.09620206786" calcext:value-type="float">
            <text:p>5263</text:p>
          </table:table-cell>
          <table:table-cell table:style-name="ce54"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string" calcext:value-type="string">
            <text:p>Hopper-v2</text:p>
          </table:table-cell>
          <table:table-cell table:style-name="ce19" office:value-type="float" office:value="2739.22922189868" calcext:value-type="float">
            <text:p>2739</text:p>
          </table:table-cell>
          <table:table-cell table:style-name="ce30" office:value-type="float" office:value="3720.35527647619" calcext:value-type="float">
            <text:p>3720</text:p>
          </table:table-cell>
          <table:table-cell table:style-name="ce55" office:value-type="float" office:value="17" calcext:value-type="float">
            <text:p>17</text:p>
          </table:table-cell>
        </table:table-row>
        <table:table-row table:style-name="ro1">
          <table:table-cell table:style-name="ce7" office:value-type="string" calcext:value-type="string">
            <text:p>Walker2d-v2</text:p>
          </table:table-cell>
          <table:table-cell table:style-name="ce22" office:value-type="float" office:value="2970.10868888855" calcext:value-type="float">
            <text:p>2970</text:p>
          </table:table-cell>
          <table:table-cell table:style-name="ce31" office:value-type="float" office:value="4606.53046994091" calcext:value-type="float">
            <text:p>4607</text:p>
          </table:table-cell>
          <table:table-cell table:style-name="ce62" office:value-type="float" office:value="26" calcext:value-type="float">
            <text:p>26</text:p>
          </table:table-cell>
        </table:table-row>
        <table:table-row table:style-name="ro1">
          <table:table-cell table:style-name="ce81" office:value-type="string" calcext:value-type="string">
            <text:p>Total Result</text:p>
          </table:table-cell>
          <table:table-cell table:style-name="ce23" office:value-type="float" office:value="2790.04718662889" calcext:value-type="float">
            <text:p>2790</text:p>
          </table:table-cell>
          <table:table-cell table:style-name="ce32" office:value-type="float" office:value="5263.09620206786" calcext:value-type="float">
            <text:p>5263</text:p>
          </table:table-cell>
          <table:table-cell table:style-name="ce79" office:value-type="float" office:value="66" calcext:value-type="float">
            <text:p>6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output.A1:output.S67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number of neurons'.A1:'number of neurons'.E17" table:buttons="'number of neurons'.A2 'number of neurons'.B2 'number of neurons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 neurons" table:orientation="row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1" table:application-data="" table:target-range-address="'set principle elements negative'.A1:'set principle elements negative'.E9" table:buttons="'set principle elements negative'.A2 'set principle elements negative'.B2 'set principle elements negative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 principle diagonal elements of W negative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optimize y0'.A1:'optimize y0'.E9" table:buttons="'optimize y0'.A2 'optimize y0'.B2 'optimize y0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imize y0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'optimize state boundaries'.A1:'optimize state boundaries'.E9" table:buttons="'optimize state boundaries'.A2 'optimize state boundaries'.B2 'optimize state boundaries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timize state boundaries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5" table:application-data="" table:target-range-address="'clipping range'.A1:'clipping range'.E12" table:buttons="'clipping range'.A2 'clipping range'.B2 'clipping range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pping rang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6" table:application-data="" table:target-range-address="'population size'.A1:'population size'.E17" table:buttons="'population size'.A2 'population size'.B2 'population size'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 size" table:orientation="row" table:used-hierarchy="0" table:function="auto">
            <table:data-pilot-level table:show-empty="false" calcext:repeat-item-labels="false">
              <table:data-pilot-members>
                <table:data-pilot-member table:name="21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7" table:application-data="" table:target-range-address="sigma.A1:sigma.E12" table:buttons="sigma.A2 sigma.B2 sigma.C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ma" table:orientation="row" table:used-hierarchy="0" table:function="auto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  <table:data-pilot-table table:name="DataPilot8" table:application-data="" table:target-range-address="total.A1:total.D6" table:buttons="total.A2 total.B1" table:show-filter-button="false" table:drill-down-on-double-click="false">
          <table:source-cell-range table:cell-range-address="output.A1:output.S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ironment" table:orientation="row" table:used-hierarchy="0" table:function="auto">
            <table:data-pilot-level table:show-empty="false" calcext:repeat-item-labels="false">
              <table:data-pilot-members>
                <table:data-pilot-member table:name="HalfCheetah-v2" table:display="true" table:show-details="true"/>
                <table:data-pilot-member table:name="Hopper-v2" table:display="true" table:show-details="true"/>
                <table:data-pilot-member table:name="Walker2d-v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average">
            <table:data-pilot-level table:show-empty="false" calcext:repeat-item-labels="false">
              <table:data-pilot-members>
                <table:data-pilot-member table:name="933.483992798746" table:display="true" table:show-details="true"/>
                <table:data-pilot-member table:name="947.829656929442" table:display="true" table:show-details="true"/>
                <table:data-pilot-member table:name="950.949337862734" table:display="true" table:show-details="true"/>
                <table:data-pilot-member table:name="1064.63628503247" table:display="true" table:show-details="true"/>
                <table:data-pilot-member table:name="1223.76198680794" table:display="true" table:show-details="true"/>
                <table:data-pilot-member table:name="1258.66494263433" table:display="true" table:show-details="true"/>
                <table:data-pilot-member table:name="1325.1949979782" table:display="true" table:show-details="true"/>
                <table:data-pilot-member table:name="1327.4409377518" table:display="true" table:show-details="true"/>
                <table:data-pilot-member table:name="1415.07270068589" table:display="true" table:show-details="true"/>
                <table:data-pilot-member table:name="1543.43328116682" table:display="true" table:show-details="true"/>
                <table:data-pilot-member table:name="1599.11697488614" table:display="true" table:show-details="true"/>
                <table:data-pilot-member table:name="1630.80907260459" table:display="true" table:show-details="true"/>
                <table:data-pilot-member table:name="1647.85649908396" table:display="true" table:show-details="true"/>
                <table:data-pilot-member table:name="1650.26477571314" table:display="true" table:show-details="true"/>
                <table:data-pilot-member table:name="1677.52940852342" table:display="true" table:show-details="true"/>
                <table:data-pilot-member table:name="1692.88785440362" table:display="true" table:show-details="true"/>
                <table:data-pilot-member table:name="1694.20679160574" table:display="true" table:show-details="true"/>
                <table:data-pilot-member table:name="1695.78158150712" table:display="true" table:show-details="true"/>
                <table:data-pilot-member table:name="1706.06846085257" table:display="true" table:show-details="true"/>
                <table:data-pilot-member table:name="1743.6617679844" table:display="true" table:show-details="true"/>
                <table:data-pilot-member table:name="1754.12321968854" table:display="true" table:show-details="true"/>
                <table:data-pilot-member table:name="1797.067639658" table:display="true" table:show-details="true"/>
                <table:data-pilot-member table:name="1812.77696404299" table:display="true" table:show-details="true"/>
                <table:data-pilot-member table:name="1847.57609052619" table:display="true" table:show-details="true"/>
                <table:data-pilot-member table:name="1922.16262024588" table:display="true" table:show-details="true"/>
                <table:data-pilot-member table:name="2185.7698823661" table:display="true" table:show-details="true"/>
                <table:data-pilot-member table:name="2494.1730127832" table:display="true" table:show-details="true"/>
                <table:data-pilot-member table:name="2602.96541029281" table:display="true" table:show-details="true"/>
                <table:data-pilot-member table:name="2705.82645033295" table:display="true" table:show-details="true"/>
                <table:data-pilot-member table:name="2706.4345573875" table:display="true" table:show-details="true"/>
                <table:data-pilot-member table:name="2735.97894554013" table:display="true" table:show-details="true"/>
                <table:data-pilot-member table:name="2746.3304712837" table:display="true" table:show-details="true"/>
                <table:data-pilot-member table:name="2780.22023526611" table:display="true" table:show-details="true"/>
                <table:data-pilot-member table:name="2818.7598648739" table:display="true" table:show-details="true"/>
                <table:data-pilot-member table:name="2868.13849286823" table:display="true" table:show-details="true"/>
                <table:data-pilot-member table:name="3003.95154057222" table:display="true" table:show-details="true"/>
                <table:data-pilot-member table:name="3076.12183178599" table:display="true" table:show-details="true"/>
                <table:data-pilot-member table:name="3200.64801843841" table:display="true" table:show-details="true"/>
                <table:data-pilot-member table:name="3279.09142775708" table:display="true" table:show-details="true"/>
                <table:data-pilot-member table:name="3403.67652929755" table:display="true" table:show-details="true"/>
                <table:data-pilot-member table:name="3428.51300935694" table:display="true" table:show-details="true"/>
                <table:data-pilot-member table:name="3468.78394921686" table:display="true" table:show-details="true"/>
                <table:data-pilot-member table:name="3549.47848329715" table:display="true" table:show-details="true"/>
                <table:data-pilot-member table:name="3602.51987117528" table:display="true" table:show-details="true"/>
                <table:data-pilot-member table:name="3608.78966161313" table:display="true" table:show-details="true"/>
                <table:data-pilot-member table:name="3615.67837867373" table:display="true" table:show-details="true"/>
                <table:data-pilot-member table:name="3615.96022357863" table:display="true" table:show-details="true"/>
                <table:data-pilot-member table:name="3642.46075052363" table:display="true" table:show-details="true"/>
                <table:data-pilot-member table:name="3652.38413527124" table:display="true" table:show-details="true"/>
                <table:data-pilot-member table:name="3687.62797458107" table:display="true" table:show-details="true"/>
                <table:data-pilot-member table:name="3689.34043798893" table:display="true" table:show-details="true"/>
                <table:data-pilot-member table:name="3714.840204479" table:display="true" table:show-details="true"/>
                <table:data-pilot-member table:name="3715.88850832582" table:display="true" table:show-details="true"/>
                <table:data-pilot-member table:name="3720.35527647619" table:display="true" table:show-details="true"/>
                <table:data-pilot-member table:name="3725.50627760588" table:display="true" table:show-details="true"/>
                <table:data-pilot-member table:name="3797.46641045551" table:display="true" table:show-details="true"/>
                <table:data-pilot-member table:name="3876.20728943136" table:display="true" table:show-details="true"/>
                <table:data-pilot-member table:name="4053.29335745253" table:display="true" table:show-details="true"/>
                <table:data-pilot-member table:name="4056.51297016463" table:display="true" table:show-details="true"/>
                <table:data-pilot-member table:name="4288.01685530899" table:display="true" table:show-details="true"/>
                <table:data-pilot-member table:name="4436.94542302988" table:display="true" table:show-details="true"/>
                <table:data-pilot-member table:name="4548.23835546019" table:display="true" table:show-details="true"/>
                <table:data-pilot-member table:name="4606.53046994091" table:display="true" table:show-details="true"/>
                <table:data-pilot-member table:name="5099.53969472061" table:display="true" table:show-details="true"/>
                <table:data-pilot-member table:name="5208.69563549002" table:display="true" table:show-details="true"/>
                <table:data-pilot-member table:name="5263.096202067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-1" table:function="max">
            <table:data-pilot-level calcext:repeat-item-labels="false"/>
          </table:data-pilot-field>
          <table:data-pilot-field table:source-field-name="maximum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0:49:27.325086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0:55:22.122471446</dc:date>
    <meta:editing-duration>P1DT32M14S</meta:editing-duration>
    <meta:editing-cycles>7</meta:editing-cycles>
    <meta:generator>LibreOffice/6.0.7.3$Linux_X86_64 LibreOffice_project/00m0$Build-3</meta:generator>
    <meta:document-statistic meta:table-count="9" meta:cell-count="1411" meta:object-count="0"/>
  </office:meta>
</office:document-meta>
</file>